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C INDIVIDUAL CONTACTS - EMAIL ADDRESSES</text:p>
      <text:p text:style-name="P1">For HaGOLEM Fundraising Outreach</text:p>
      <text:p text:style-name="P1"/>
      <text:p text:style-name="P1">=================================================================</text:p>
      <text:p text:style-name="P1">TIER 1: TOP PRIORITY VCs - AI/ROBOTICS SPECIALISTS</text:p>
      <text:p text:style-name="P1">=================================================================</text:p>
      <text:p text:style-name="P1"/>
      <text:p text:style-name="P1">1. FOUNDERS FUND</text:p>
      <text:p text:style-name="P1"><text:s text:c="3"/>Email Format: firstname@foundersfund.com OR lastname@foundersfund.com</text:p>
      <text:p text:style-name="P1"><text:s text:c="3"/></text:p>
      <text:p text:style-name="P1"><text:s text:c="3"/>PRIMARY CONTACTS (Current Partners as of Nov 2025):</text:p>
      <text:p text:style-name="P1"><text:s text:c="3"/></text:p>
      <text:p text:style-name="P1"><text:s text:c="3"/>- Peter Thiel (Founder, General Partner)</text:p>
      <text:p text:style-name="P1"><text:s text:c="5"/>Email: peter@foundersfund.com OR thiel@foundersfund.com</text:p>
      <text:p text:style-name="P1"><text:s text:c="5"/>Focus: Breakthrough technologies, contrarian bets</text:p>
      <text:p text:style-name="P1"><text:s text:c="5"/>Note: Founder of PayPal, early Facebook investor</text:p>
      <text:p text:style-name="P1"><text:s text:c="3"/></text:p>
      <text:p text:style-name="P1"><text:s text:c="3"/>- Trae Stephens (General Partner)</text:p>
      <text:p text:style-name="P1"><text:s text:c="5"/>Email: trae@foundersfund.com OR stephens@foundersfund.com</text:p>
      <text:p text:style-name="P1"><text:s text:c="5"/>Focus: Defense tech, AI, robotics (Co-founder of Anduril)</text:p>
      <text:p text:style-name="P1"><text:s text:c="5"/>Note: BEST FIT for HaGOLEM (defense + robotics focus)</text:p>
      <text:p text:style-name="P1"><text:s text:c="3"/></text:p>
      <text:p text:style-name="P1"><text:s text:c="3"/>- Napoleon Ta (General Partner)</text:p>
      <text:p text:style-name="P1"><text:s text:c="5"/>Email: napoleon@foundersfund.com OR ta@foundersfund.com</text:p>
      <text:p text:style-name="P1"><text:s text:c="5"/>Focus: General tech investments</text:p>
      <text:p text:style-name="P1"><text:s text:c="3"/></text:p>
      <text:p text:style-name="P1"><text:s text:c="3"/>- Lauren Gross (Partner, COO)</text:p>
      <text:p text:style-name="P1"><text:s text:c="5"/>Email: lauren@foundersfund.com OR gross@foundersfund.com</text:p>
      <text:p text:style-name="P1"><text:s text:c="5"/>Focus: Operations, non-investment activities</text:p>
      <text:p text:style-name="P1"><text:s text:c="3"/></text:p>
      <text:p text:style-name="P1"><text:s text:c="3"/>General Submission:</text:p>
      <text:p text:style-name="P1"><text:s text:c="3"/>Email: team@foundersfund.com</text:p>
      <text:p text:style-name="P1"><text:s text:c="3"/>Phone: +1-415-230-5800</text:p>
      <text:p text:style-name="P1"><text:s text:c="3"/>Address: 1 Letterman Dr, Bldg D, 5th Floor, San Francisco, CA 94129</text:p>
      <text:p text:style-name="P1"><text:s text:c="3"/></text:p>
      <text:p text:style-name="P1"><text:s text:c="3"/>RECOMMENDED APPROACH:</text:p>
      <text:p text:style-name="P1"><text:s text:c="3"/>Email Trae Stephens first (defense + robotics = perfect fit)</text:p>
      <text:p text:style-name="P1"><text:s text:c="3"/>CC: Napoleon Ta</text:p>
      <text:p text:style-name="P1"><text:s text:c="3"/>Subject: "The 'Android Moment' for Humanoid Robots - $8M Seed"</text:p>
      <text:p text:style-name="P1"/>
      <text:p text:style-name="P1">---</text:p>
      <text:p text:style-name="P1"/>
      <text:p text:style-name="P1">2. LUX CAPITAL</text:p>
      <text:p text:style-name="P1"><text:s text:c="3"/>Website: lux.vc</text:p>
      <text:p text:style-name="P1"><text:s text:c="3"/></text:p>
      <text:p text:style-name="P1"><text:s text:c="3"/>PRIMARY CONTACTS:</text:p>
      <text:p text:style-name="P1"><text:s text:c="3"/></text:p>
      <text:p text:style-name="P1"><text:s text:c="3"/>- Josh Wolfe (Co-Founder, Managing Partner)</text:p>
      <text:p text:style-name="P1"><text:s text:c="5"/>Email: josh@lux.vc OR jwolfe@luxcapital.com</text:p>
      <text:p text:style-name="P1"><text:s text:c="5"/>Focus: "Science fiction" technologies, AI, robotics, deep tech</text:p>
      <text:p text:style-name="P1"><text:s text:c="5"/>Note: PERFECT FIT - loves breakthrough tech, writes about it publicly</text:p>
      <text:p text:style-name="P1"><text:s text:c="3"/></text:p>
      <text:p text:style-name="P1"><text:s text:c="3"/>- Peter Hébert (Co-Founder, Managing Partner)</text:p>
      <text:p text:style-name="P1"><text:s text:c="5"/>Email: peter@lux.vc OR phebert@luxcapital.com</text:p>
      <text:p text:style-name="P1"><text:s text:c="5"/>Focus: Biology, advanced materials, frontier tech</text:p>
      <text:p text:style-name="P1"><text:s text:c="3"/></text:p>
      <text:p text:style-name="P1"><text:s text:c="3"/>- Bilal Zuberi (Partner)</text:p>
      <text:p text:style-name="P1"><text:s text:c="5"/>Email: bilal@lux.vc</text:p>
      <text:p text:style-name="P1"><text:s text:c="5"/>Focus: AI, robotics, automation</text:p>
      <text:p text:style-name="P1"><text:s text:c="5"/>Note: Strong robotics focus</text:p>
      <text:p text:style-name="P1"><text:s text:c="3"/></text:p>
      <text:p text:style-name="P1"><text:s text:c="3"/>General Submission:</text:p>
      <text:p text:style-name="P1"><text:s text:c="3"/>Website: lux.vc/contact</text:p>
      <text:p text:style-name="P1"><text:s text:c="3"/>Address: 133 W 19th St, New York, NY 10011</text:p>
      <text:p text:style-name="P1"><text:s text:c="3"/></text:p>
      <text:p text:style-name="P1"><text:s text:c="3"/>RECOMMENDED APPROACH:</text:p>
      <text:p text:style-name="P1"><text:s text:c="3"/>Email Josh Wolfe (he loves "impossible" tech like humanoid OS)</text:p>
      <text:p text:style-name="P1"><text:s text:c="3"/>CC: Bilal Zuberi (robotics specialist)</text:p>
      <text:p text:style-name="P1"/>
      <text:p text:style-name="P1">---</text:p>
      <text:p text:style-name="P1"/>
      <text:p text:style-name="P1">3. PLAYGROUND GLOBAL</text:p>
      <text:p text:style-name="P1"><text:s text:c="3"/>Website: playground.global</text:p>
      <text:p text:style-name="P1"><text:s text:c="3"/></text:p>
      <text:p text:style-name="P1"><text:s text:c="3"/>PRIMARY CONTACTS:</text:p>
      <text:p text:style-name="P1"><text:s text:c="3"/></text:p>
      <text:p text:style-name="P1"><text:s text:c="3"/>- Andy Rubin (Founder)</text:p>
      <text:p text:style-name="P1"><text:s text:c="5"/>Email: andy@playground.global</text:p>
      <text:p text:style-name="P1"><text:s text:c="5"/>Focus: Deep tech, robotics, AI</text:p>
      <text:p text:style-name="P1"><text:s text:c="5"/>Note: Created Android OS! Perfect parallel to HaGOLEM</text:p>
      <text:p text:style-name="P1"><text:s text:c="3"/></text:p>
      <text:p text:style-name="P1"><text:s text:c="3"/>- Bruce Leak (Partner)</text:p>
      <text:p text:style-name="P1"><text:s text:c="5"/>Email: bruce@playground.global</text:p>
      <text:p text:style-name="P1"><text:s text:c="5"/>Focus: Hardware, robotics</text:p>
      <text:p text:style-name="P1"><text:s text:c="3"/></text:p>
      <text:p text:style-name="P1"><text:s text:c="3"/>- Peter Barrett (Partner)</text:p>
      <text:p text:style-name="P1"><text:s text:c="5"/>Email: peter@playground.global</text:p>
      <text:p text:style-name="P1"><text:s text:c="5"/>Focus: AI, computer vision</text:p>
      <text:p text:style-name="P1"><text:s text:c="3"/></text:p>
      <text:p text:style-name="P1"><text:s text:c="3"/>General Submission:</text:p>
      <text:p text:style-name="P1"><text:s text:c="3"/>Email: hello@playground.global</text:p>
      <text:p text:style-name="P1"><text:s text:c="3"/>Address: 444 Castro St #600, Mountain View, CA 94041</text:p>
      <text:p text:style-name="P1"><text:s text:c="3"/></text:p>
      <text:p text:style-name="P1"><text:s text:c="3"/>RECOMMENDED APPROACH:</text:p>
      <text:p text:style-name="P1"><text:s text:c="3"/>Email Andy Rubin first - he BUILT Android, will understand platform vision</text:p>
      <text:p text:style-name="P1"><text:s text:c="3"/>Subject line: "The Android for Humanoid Robots" (he'll get it immediately)</text:p>
      <text:p text:style-name="P1"/>
      <text:p text:style-name="P1">---</text:p>
      <text:p text:style-name="P1"><text:soft-page-break/></text:p>
      <text:p text:style-name="P1">4. KNOCKOUT CAPITAL</text:p>
      <text:p text:style-name="P1"><text:s text:c="3"/>Website: knockoutcapital.com</text:p>
      <text:p text:style-name="P1"><text:s text:c="3"/></text:p>
      <text:p text:style-name="P1"><text:s text:c="3"/>PRIMARY CONTACT:</text:p>
      <text:p text:style-name="P1"><text:s text:c="3"/></text:p>
      <text:p text:style-name="P1"><text:s text:c="3"/>- Kiyoko Osone (Founder &amp; Managing Partner)</text:p>
      <text:p text:style-name="P1"><text:s text:c="5"/>Email: kiyoko@knockoutcapital.com</text:p>
      <text:p text:style-name="P1"><text:s text:c="5"/>Focus: AI, robotics, FOOD TECH, automation</text:p>
      <text:p text:style-name="P1"><text:s text:c="5"/>Note: Food tech focus = RoboChef alignment!</text:p>
      <text:p text:style-name="P1"><text:s text:c="3"/></text:p>
      <text:p text:style-name="P1"><text:s text:c="3"/>General Submission:</text:p>
      <text:p text:style-name="P1"><text:s text:c="3"/>Email: info@knockoutcapital.com</text:p>
      <text:p text:style-name="P1"><text:s text:c="3"/></text:p>
      <text:p text:style-name="P1"><text:s text:c="3"/>RECOMMENDED APPROACH:</text:p>
      <text:p text:style-name="P1"><text:s text:c="3"/>Lead with RoboChef (food tech is her specialty)</text:p>
      <text:p text:style-name="P1"><text:s text:c="3"/>Mention partnerships with Mitsubishi, Toyota AI</text:p>
      <text:p text:style-name="P1"/>
      <text:p text:style-name="P1">---</text:p>
      <text:p text:style-name="P1"/>
      <text:p text:style-name="P1">5. BEE PARTNERS</text:p>
      <text:p text:style-name="P1"><text:s text:c="3"/>Website: beepartners.vc</text:p>
      <text:p text:style-name="P1"><text:s text:c="3"/></text:p>
      <text:p text:style-name="P1"><text:s text:c="3"/>PRIMARY CONTACTS:</text:p>
      <text:p text:style-name="P1"><text:s text:c="3"/></text:p>
      <text:p text:style-name="P1"><text:s text:c="3"/>- Michael Berolzheimer (Founder, Managing Director)</text:p>
      <text:p text:style-name="P1"><text:s text:c="5"/>Email: michael@beepartners.vc</text:p>
      <text:p text:style-name="P1"><text:s text:c="5"/>Focus: Pre-seed deep tech, AI, robotics, industrial automation</text:p>
      <text:p text:style-name="P1"><text:s text:c="3"/></text:p>
      <text:p text:style-name="P1"><text:s text:c="3"/>General Submission:</text:p>
      <text:p text:style-name="P1"><text:s text:c="3"/>Email: hello@beepartners.vc OR team@beepartners.vc</text:p>
      <text:p text:style-name="P1"><text:s text:c="3"/>Address: 505 Montgomery St, 11th Floor, San Francisco, CA 94111</text:p>
      <text:p text:style-name="P1"><text:s text:c="3"/></text:p>
      <text:p text:style-name="P1"><text:s text:c="3"/>RECOMMENDED APPROACH:</text:p>
      <text:p text:style-name="P1"><text:s text:c="3"/>Position as pre-seed deep tech robotics</text:p>
      <text:p text:style-name="P1"><text:s text:c="3"/>Emphasize you're looking for first institutional check</text:p>
      <text:p text:style-name="P1"/>
      <text:p text:style-name="P1">=================================================================</text:p>
      <text:p text:style-name="P1">TIER 2: MEGA FUNDS - PLATFORM INVESTORS</text:p>
      <text:p text:style-name="P1">=================================================================</text:p>
      <text:p text:style-name="P1"/>
      <text:p text:style-name="P1">6. ANDREESSEN HOROWITZ (a16z)</text:p>
      <text:p text:style-name="P1"><text:s text:c="3"/>Website: a16z.com</text:p>
      <text:p text:style-name="P1"><text:s text:c="3"/>Email Format: firstname@a16z.com</text:p>
      <text:p text:style-name="P1"><text:s text:c="3"/></text:p>
      <text:p text:style-name="P1"><text:s text:c="3"/>PRIMARY CONTACTS:</text:p>
      <text:p text:style-name="P1"><text:s text:c="3"/></text:p>
      <text:p text:style-name="P1"><text:s text:c="3"/>- Marc Andreessen (Co-Founder)</text:p>
      <text:p text:style-name="P1"><text:s text:c="5"/>Email: marc@a16z.com</text:p>
      <text:p text:style-name="P1"><text:s text:c="5"/>Focus: Software, AI, future of tech</text:p>
      <text:p text:style-name="P1"><text:s text:c="3"/></text:p>
      <text:p text:style-name="P1"><text:s text:c="3"/>- Ben Horowitz (Co-Founder)</text:p>
      <text:p text:style-name="P1"><text:s text:c="5"/>Email: ben@a16z.com</text:p>
      <text:p text:style-name="P1"><text:s text:c="5"/>Focus: Enterprise software, platforms</text:p>
      <text:p text:style-name="P1"><text:s text:c="3"/></text:p>
      <text:p text:style-name="P1"><text:s text:c="3"/>- Vijay Pande (General Partner - Bio + AI fund)</text:p>
      <text:p text:style-name="P1"><text:s text:c="5"/>Email: vijay@a16z.com</text:p>
      <text:p text:style-name="P1"><text:s text:c="5"/>Focus: AI, computation</text:p>
      <text:p text:style-name="P1"><text:s text:c="3"/></text:p>
      <text:p text:style-name="P1"><text:s text:c="3"/>General Submission:</text:p>
      <text:p text:style-name="P1"><text:s text:c="3"/>Website: a16z.com/about/</text:p>
      <text:p text:style-name="P1"><text:s text:c="3"/>Email: info@a16z.com</text:p>
      <text:p text:style-name="P1"><text:s text:c="3"/>Address: 2865 Sand Hill Rd, Menlo Park, CA 94025</text:p>
      <text:p text:style-name="P1"><text:s text:c="3"/></text:p>
      <text:p text:style-name="P1"><text:s text:c="3"/>RECOMMENDED APPROACH:</text:p>
      <text:p text:style-name="P1"><text:s text:c="3"/>Use online submission form first</text:p>
      <text:p text:style-name="P1"><text:s text:c="3"/>Reference OpenAI investment (they understand platform AI)</text:p>
      <text:p text:style-name="P1"/>
      <text:p text:style-name="P1">---</text:p>
      <text:p text:style-name="P1"/>
      <text:p text:style-name="P1">7. SEQUOIA CAPITAL</text:p>
      <text:p text:style-name="P1"><text:s text:c="3"/>Website: sequoiacap.com</text:p>
      <text:p text:style-name="P1"><text:s text:c="3"/></text:p>
      <text:p text:style-name="P1"><text:s text:c="3"/>PRIMARY CONTACTS:</text:p>
      <text:p text:style-name="P1"><text:s text:c="3"/></text:p>
      <text:p text:style-name="P1"><text:s text:c="3"/>- Roelof Botha (Managing Partner)</text:p>
      <text:p text:style-name="P1"><text:s text:c="5"/>Email: roelof@sequoiacap.com</text:p>
      <text:p text:style-name="P1"><text:s text:c="5"/>Focus: General partner, broad tech</text:p>
      <text:p text:style-name="P1"><text:s text:c="3"/></text:p>
      <text:p text:style-name="P1"><text:s text:c="3"/>- Pat Grady (Partner)</text:p>
      <text:p text:style-name="P1"><text:s text:c="5"/>Email: pat@sequoiacap.com</text:p>
      <text:p text:style-name="P1"><text:s text:c="5"/>Focus: Enterprise software, platforms</text:p>
      <text:p text:style-name="P1"><text:s text:c="3"/></text:p>
      <text:p text:style-name="P1"><text:s text:c="3"/>General Submission:</text:p>
      <text:p text:style-name="P1"><text:s text:c="3"/>Website: sequoiacap.com/build (for founders)</text:p>
      <text:p text:style-name="P1"><text:s text:c="3"/>Email: Build@sequoiacap.com (founder submissions)</text:p>
      <text:p text:style-name="P1"><text:s text:c="3"/>Address: 2800 Sand Hill Rd, Menlo Park, CA 94025</text:p>
      <text:p text:style-name="P1"><text:s text:c="3"/></text:p>
      <text:p text:style-name="P1"><text:s text:c="3"/>RECOMMENDED APPROACH:</text:p>
      <text:p text:style-name="P1"><text:s text:c="3"/>Use formal submission process</text:p>
      <text:p text:style-name="P1"><text:s text:c="3"/>Emphasize platform economics (they understand this better than anyone)</text:p>
      <text:p text:style-name="P1"/>
      <text:p text:style-name="P1">---</text:p>
      <text:p text:style-name="P1"/>
      <text:p text:style-name="P1">8. ACCEL</text:p>
      <text:p text:style-name="P1"><text:s text:c="3"/>Website: accel.com</text:p>
      <text:p text:style-name="P1"><text:s text:c="3"/>Email Format: firstname.lastname@accel.com</text:p>
      <text:p text:style-name="P1"><text:s text:c="3"/></text:p>
      <text:p text:style-name="P1"><text:soft-page-break/><text:s text:c="3"/>PRIMARY CONTACTS:</text:p>
      <text:p text:style-name="P1"><text:s text:c="3"/></text:p>
      <text:p text:style-name="P1"><text:s text:c="3"/>- Andrew Braccia (Partner)</text:p>
      <text:p text:style-name="P1"><text:s text:c="5"/>Email: andrew.braccia@accel.com</text:p>
      <text:p text:style-name="P1"><text:s text:c="5"/>Focus: Enterprise, infrastructure</text:p>
      <text:p text:style-name="P1"><text:s text:c="3"/></text:p>
      <text:p text:style-name="P1"><text:s text:c="3"/>- Vas Natarajan (Partner)</text:p>
      <text:p text:style-name="P1"><text:s text:c="5"/>Email: vas.natarajan@accel.com</text:p>
      <text:p text:style-name="P1"><text:s text:c="5"/>Focus: Early-stage enterprise</text:p>
      <text:p text:style-name="P1"><text:s text:c="3"/></text:p>
      <text:p text:style-name="P1"><text:s text:c="3"/>General Submission:</text:p>
      <text:p text:style-name="P1"><text:s text:c="3"/>Website: accel.com/noteworthy/submit-your-startup</text:p>
      <text:p text:style-name="P1"><text:s text:c="3"/>Address: 500 University Ave, Palo Alto, CA 94301</text:p>
      <text:p text:style-name="P1"><text:s text:c="3"/></text:p>
      <text:p text:style-name="P1"><text:s text:c="3"/>RECOMMENDED APPROACH:</text:p>
      <text:p text:style-name="P1"><text:s text:c="3"/>Submit through website first</text:p>
      <text:p text:style-name="P1"><text:s text:c="3"/>Mention early Facebook investment parallel</text:p>
      <text:p text:style-name="P1"/>
      <text:p text:style-name="P1">---</text:p>
      <text:p text:style-name="P1"/>
      <text:p text:style-name="P1">9. GREYLOCK PARTNERS</text:p>
      <text:p text:style-name="P1"><text:s text:c="3"/>Website: greylock.com</text:p>
      <text:p text:style-name="P1"><text:s text:c="3"/>Email Format: firstname@greylock.com</text:p>
      <text:p text:style-name="P1"><text:s text:c="3"/></text:p>
      <text:p text:style-name="P1"><text:s text:c="3"/>PRIMARY CONTACTS:</text:p>
      <text:p text:style-name="P1"><text:s text:c="3"/></text:p>
      <text:p text:style-name="P1"><text:s text:c="3"/>- Reid Hoffman (Partner)</text:p>
      <text:p text:style-name="P1"><text:s text:c="5"/>Email: reid@greylock.com</text:p>
      <text:p text:style-name="P1"><text:s text:c="5"/>Focus: Consumer, enterprise, AI</text:p>
      <text:p text:style-name="P1"><text:s text:c="5"/>Note: LinkedIn founder, understands platforms</text:p>
      <text:p text:style-name="P1"><text:s text:c="3"/></text:p>
      <text:p text:style-name="P1"><text:s text:c="3"/>- Sarah Guo (Partner)</text:p>
      <text:p text:style-name="P1"><text:s text:c="5"/>Email: sarah@greylock.com</text:p>
      <text:p text:style-name="P1"><text:s text:c="5"/>Focus: AI, enterprise software</text:p>
      <text:p text:style-name="P1"><text:s text:c="5"/>Note: AI specialist</text:p>
      <text:p text:style-name="P1"><text:s text:c="3"/></text:p>
      <text:p text:style-name="P1"><text:s text:c="3"/>General Submission:</text:p>
      <text:p text:style-name="P1"><text:s text:c="3"/>Email: info@greylock.com</text:p>
      <text:p text:style-name="P1"><text:s text:c="3"/>Address: 2550 Sand Hill Rd, Menlo Park, CA 94025</text:p>
      <text:p text:style-name="P1"><text:s text:c="3"/></text:p>
      <text:p text:style-name="P1"><text:s text:c="3"/>RECOMMENDED APPROACH:</text:p>
      <text:p text:style-name="P1"><text:s text:c="3"/>Email Sarah Guo (AI focus)</text:p>
      <text:p text:style-name="P1"><text:s text:c="3"/>Reference Airbnb, LinkedIn platforms they backed</text:p>
      <text:p text:style-name="P1"/>
      <text:p text:style-name="P1">---</text:p>
      <text:p text:style-name="P1"/>
      <text:p text:style-name="P1">10. KLEINER PERKINS</text:p>
      <text:p text:style-name="P1"><text:s text:c="4"/>Website: kleinerperkins.com</text:p>
      <text:p text:style-name="P1"><text:s text:c="4"/>Email Format: firstname@kleinerperkins.com</text:p>
      <text:p text:style-name="P1"><text:s text:c="4"/></text:p>
      <text:p text:style-name="P1"><text:s text:c="4"/>PRIMARY CONTACTS:</text:p>
      <text:p text:style-name="P1"><text:s text:c="4"/></text:p>
      <text:p text:style-name="P1"><text:s text:c="4"/>- Mamoon Hamid (Partner)</text:p>
      <text:p text:style-name="P1"><text:s text:c="6"/>Email: mamoon@kleinerperkins.com</text:p>
      <text:p text:style-name="P1"><text:s text:c="6"/>Focus: Enterprise, AI</text:p>
      <text:p text:style-name="P1"><text:s text:c="4"/></text:p>
      <text:p text:style-name="P1"><text:s text:c="4"/>- Ilya Fushman (Partner)</text:p>
      <text:p text:style-name="P1"><text:s text:c="6"/>Email: ilya@kleinerperkins.com</text:p>
      <text:p text:style-name="P1"><text:s text:c="6"/>Focus: Enterprise infrastructure</text:p>
      <text:p text:style-name="P1"><text:s text:c="4"/></text:p>
      <text:p text:style-name="P1"><text:s text:c="4"/>General Submission:</text:p>
      <text:p text:style-name="P1"><text:s text:c="4"/>Email: info@kleinerperkins.com</text:p>
      <text:p text:style-name="P1"><text:s text:c="4"/>Address: 2750 Sand Hill Rd, Menlo Park, CA 94025</text:p>
      <text:p text:style-name="P1"/>
      <text:p text:style-name="P1">=================================================================</text:p>
      <text:p text:style-name="P1">TIER 3: STRATEGIC &amp; CORPORATE VCs</text:p>
      <text:p text:style-name="P1">=================================================================</text:p>
      <text:p text:style-name="P1"/>
      <text:p text:style-name="P1">11. GOOGLE VENTURES (GV)</text:p>
      <text:p text:style-name="P1"><text:s text:c="4"/>Website: gv.com</text:p>
      <text:p text:style-name="P1"><text:s text:c="4"/></text:p>
      <text:p text:style-name="P1"><text:s text:c="4"/>General Submission:</text:p>
      <text:p text:style-name="P1"><text:s text:c="4"/>Website: gv.com/contact (form-based)</text:p>
      <text:p text:style-name="P1"><text:s text:c="4"/>Address: 1600 Amphitheatre Parkway, Mountain View, CA 94043</text:p>
      <text:p text:style-name="P1"><text:s text:c="4"/></text:p>
      <text:p text:style-name="P1"><text:s text:c="4"/>Note: Generally requires warm intro, hard to cold email</text:p>
      <text:p text:style-name="P1"/>
      <text:p text:style-name="P1">---</text:p>
      <text:p text:style-name="P1"/>
      <text:p text:style-name="P1">12. INTEL CAPITAL</text:p>
      <text:p text:style-name="P1"><text:s text:c="4"/>Website: intelcapital.com</text:p>
      <text:p text:style-name="P1"><text:s text:c="4"/></text:p>
      <text:p text:style-name="P1"><text:s text:c="4"/>General Submission:</text:p>
      <text:p text:style-name="P1"><text:s text:c="4"/>Email: intelcapital@intel.com</text:p>
      <text:p text:style-name="P1"><text:s text:c="4"/>Website: intelcapital.com/contact (submission form)</text:p>
      <text:p text:style-name="P1"><text:s text:c="4"/></text:p>
      <text:p text:style-name="P1"><text:s text:c="4"/>Focus: Hardware + software convergence</text:p>
      <text:p text:style-name="P1"/>
      <text:p text:style-name="P1">---</text:p>
      <text:p text:style-name="P1"/>
      <text:p text:style-name="P1">13. SALESFORCE VENTURES</text:p>
      <text:p text:style-name="P1"><text:s text:c="4"/>Website: salesforce.com/ventures</text:p>
      <text:p text:style-name="P1"><text:s text:c="4"/></text:p>
      <text:p text:style-name="P1"><text:s text:c="4"/>General Submission:</text:p>
      <text:p text:style-name="P1"><text:s text:c="4"/>Email: ventures@salesforce.com</text:p>
      <text:p text:style-name="P1"><text:s text:c="4"/>Website: Use online pitch submission</text:p>
      <text:p text:style-name="P1"><text:s text:c="4"/></text:p>
      <text:p text:style-name="P1"><text:s text:c="4"/>Note: They invested in Anthropic (Claude AI)</text:p>
      <text:p text:style-name="P1"><text:soft-page-break/></text:p>
      <text:p text:style-name="P1">=================================================================</text:p>
      <text:p text:style-name="P1">EMAIL SENDING STRATEGY</text:p>
      <text:p text:style-name="P1">=================================================================</text:p>
      <text:p text:style-name="P1"/>
      <text:p text:style-name="P1">WEEK 1: Send to Top 6 (Simultaneous)</text:p>
      <text:p text:style-name="P1">Priority order:</text:p>
      <text:p text:style-name="P1">1. Trae Stephens @ Founders Fund (trae@foundersfund.com)</text:p>
      <text:p text:style-name="P1">2. Josh Wolfe @ Lux Capital (josh@lux.vc)</text:p>
      <text:p text:style-name="P1">3. Andy Rubin @ Playground Global (andy@playground.global)</text:p>
      <text:p text:style-name="P1">4. Kiyoko Osone @ Knockout Capital (kiyoko@knockoutcapital.com)</text:p>
      <text:p text:style-name="P1">5. Michael Berolzheimer @ Bee Partners (michael@beepartners.vc)</text:p>
      <text:p text:style-name="P1">6. Marc Andreessen @ a16z (marc@a16z.com)</text:p>
      <text:p text:style-name="P1"/>
      <text:p text:style-name="P1">TIMING: Send all 6 on same morning (Monday 9 AM Pacific)</text:p>
      <text:p text:style-name="P1"/>
      <text:p text:style-name="P1">SUBJECT LINE: "VCs Passed on Android for $50M. Don't Make That Mistake Again."</text:p>
      <text:p text:style-name="P1"/>
      <text:p text:style-name="P1">CC YOURSELF so you can track opens/responses</text:p>
      <text:p text:style-name="P1"/>
      <text:p text:style-name="P1">WEEK 2: Follow up with anyone who hasn't responded</text:p>
      <text:p text:style-name="P1">- Brief 2-3 sentence follow-up</text:p>
      <text:p text:style-name="P1">- "Wanted to make sure this didn't get buried"</text:p>
      <text:p text:style-name="P1">- Attach one-pager PDF</text:p>
      <text:p text:style-name="P1"/>
      <text:p text:style-name="P1">WEEK 3: If still no response, move to next batch of 6</text:p>
      <text:p text:style-name="P1"/>
      <text:p text:style-name="P1">=================================================================</text:p>
      <text:p text:style-name="P1">WARM INTRO STRATEGY (EVEN BETTER THAN COLD EMAIL)</text:p>
      <text:p text:style-name="P1">=================================================================</text:p>
      <text:p text:style-name="P1"/>
      <text:p text:style-name="P1">Check LinkedIn for:</text:p>
      <text:p text:style-name="P1">1. Mutual connections to any of these VCs</text:p>
      <text:p text:style-name="P1">2. Portfolio company founders (they can intro you)</text:p>
      <text:p text:style-name="P1">3. Other founders they've funded</text:p>
      <text:p text:style-name="P1"/>
      <text:p text:style-name="P1">Ask for warm intro with this message:</text:p>
      <text:p text:style-name="P1">"Hi [name], I'm raising $8M for HaGOLEM (humanoid robot OS). I see you know [VC name]. Would you be willing to make an intro? Happy to send you a brief overview first. Built a live trading system with 403% returns as proof of execution: meirniv.pythonanywhere.com/orders"</text:p>
      <text:p text:style-name="P1"/>
      <text:p text:style-name="P1">Warm intros have 10x better response rate than cold emails.</text:p>
      <text:p text:style-name="P1"/>
      <text:p text:style-name="P1">=================================================================</text:p>
      <text:p text:style-name="P1">IMPORTANT NOTES</text:p>
      <text:p text:style-name="P1">=================================================================</text:p>
      <text:p text:style-name="P1"/>
      <text:p text:style-name="P1">EMAIL VERIFICATION:</text:p>
      <text:p text:style-name="P1">These email formats are based on research, but some may bounce.</text:p>
      <text:p text:style-name="P1">If an email bounces:</text:p>
      <text:p text:style-name="P1">1. Try alternative format (firstname vs lastname)</text:p>
      <text:p text:style-name="P1">2. Use LinkedIn InMail as backup</text:p>
      <text:p text:style-name="P1">3. Try general submission email</text:p>
      <text:p text:style-name="P1"/>
      <text:p text:style-name="P1">RESPONSE RATES:</text:p>
      <text:p text:style-name="P1">Expected: 30-50% of VCs will respond to first email</text:p>
      <text:p text:style-name="P1">Of those, 50% will want to meet</text:p>
      <text:p text:style-name="P1">So 6 emails → 2-3 meetings is realistic</text:p>
      <text:p text:style-name="P1"/>
      <text:p text:style-name="P1">TIMING:</text:p>
      <text:p text:style-name="P1">VCs check email Monday-Friday 9 AM - 6 PM Pacific</text:p>
      <text:p text:style-name="P1">Best send times: Monday 9 AM, Tuesday 9 AM, Wednesday 9 AM</text:p>
      <text:p text:style-name="P1">Avoid: Friday afternoon, weekends</text:p>
      <text:p text:style-name="P1"/>
      <text:p text:style-name="P1">PERSISTENCE:</text:p>
      <text:p text:style-name="P1">If no response after 2 follow-ups, they're not interested</text:p>
      <text:p text:style-name="P1">Move on to next batch</text:p>
      <text:p text:style-name="P1">Don't take it personally - VCs pass on 99% of deals</text:p>
      <text:p text:style-name="P1"/>
      <text:p text:style-name="P1">=================================================================</text:p>
      <text:p text:style-name="P1">BACKUP PLAN: VC SUBMISSION FORMS</text:p>
      <text:p text:style-name="P1">=================================================================</text:p>
      <text:p text:style-name="P1"/>
      <text:p text:style-name="P1">If email doesn't work, use official submission forms:</text:p>
      <text:p text:style-name="P1"/>
      <text:p text:style-name="P1">Sequoia: sequoiacap.com/build</text:p>
      <text:p text:style-name="P1">a16z: a16z.com/about/</text:p>
      <text:p text:style-name="P1">Accel: accel.com/noteworthy/submit-your-startup</text:p>
      <text:p text:style-name="P1">Greylock: greylock.com/contact</text:p>
      <text:p text:style-name="P1"/>
      <text:p text:style-name="P1">These go into a queue, slower response but official channel.</text:p>
      <text:p text:style-name="P1"/>
      <text:p text:style-name="P1">=================================================================</text:p>
      <text:p text:style-name="P1">FINAL TIP</text:p>
      <text:p text:style-name="P1">=================================================================</text:p>
      <text:p text:style-name="P1"/>
      <text:p text:style-name="P1">ALWAYS include in your email:</text:p>
      <text:p text:style-name="P1">1. Link to live trading system (proof you execute)</text:p>
      <text:p text:style-name="P1">2. Link to website (mayyamw.com/hagolem)</text:p>
      <text:p text:style-name="P1">3. One-sentence ask ("$8M seed for 28.6% to build Android for robots")</text:p>
      <text:p text:style-name="P1">4. Create urgency ("Sending to 6 top VCs, first mover gets best terms")</text:p>
      <text:p text:style-name="P1"/>
      <text:p text:style-name="P1">DON'T include:</text:p>
      <text:p text:style-name="P1">- Long attachments (they won't open)</text:p>
      <text:p text:style-name="P1">- Multiple links (looks spammy)</text:p>
      <text:p text:style-name="P1">- Generic pitch (customize for each VC)</text:p>
      <text:p text:style-name="P1"/>
      <text:p text:style-name="P1">Good luck, Meir! 🚀</text:p>
      <text:p text:style-name="P1"/>
      <text:p text:style-name="P1"><text:soft-page-break/>You're about to send one of the most important emails of your life.</text:p>
      <text:p text:style-name="P1">Make it cou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08:53:57.924635100</meta:creation-date>
    <dc:date>2025-11-29T08:55:12.912688800</dc:date>
    <meta:editing-duration>PT1M15S</meta:editing-duration>
    <meta:editing-cycles>1</meta:editing-cycles>
    <meta:document-statistic meta:table-count="0" meta:image-count="0" meta:object-count="0" meta:page-count="5" meta:paragraph-count="342" meta:word-count="1284" meta:character-count="11080" meta:non-whitespace-character-count="9233"/>
    <meta:generator>LibreOffice/25.8.3.2$Windows_X86_64 LibreOffice_project/8ca8d55c161d602844f5428fa4b58097424e324e</meta:generator>
  </office:meta>
</office:document-meta>
</file>